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6b841" officeooo:paragraph-rsid="0036b841"/>
    </style:style>
    <style:style style:name="P2" style:family="paragraph" style:parent-style-name="Standard">
      <style:paragraph-properties fo:text-align="start" style:justify-single-word="false"/>
      <style:text-properties officeooo:rsid="0037edf1" officeooo:paragraph-rsid="0037edf1"/>
    </style:style>
    <style:style style:name="P3" style:family="paragraph" style:parent-style-name="Standard">
      <style:paragraph-properties fo:text-align="start" style:justify-single-word="false"/>
      <style:text-properties officeooo:rsid="003940ec" officeooo:paragraph-rsid="003940ec"/>
    </style:style>
    <style:style style:name="P4" style:family="paragraph" style:parent-style-name="Standard">
      <style:paragraph-properties fo:text-align="start" style:justify-single-word="false"/>
      <style:text-properties officeooo:rsid="003a9c02" officeooo:paragraph-rsid="003a9c02"/>
    </style:style>
    <style:style style:name="P5" style:family="paragraph" style:parent-style-name="Standard">
      <style:paragraph-properties fo:text-align="start" style:justify-single-word="false"/>
      <style:text-properties officeooo:rsid="003d51b9" officeooo:paragraph-rsid="003d51b9"/>
    </style:style>
    <style:style style:name="P6" style:family="paragraph" style:parent-style-name="Standard">
      <style:paragraph-properties fo:text-align="start" style:justify-single-word="false"/>
      <style:text-properties officeooo:rsid="003e1e56" officeooo:paragraph-rsid="003e1e56"/>
    </style:style>
    <style:style style:name="P7" style:family="paragraph" style:parent-style-name="Standard">
      <style:paragraph-properties fo:text-align="start" style:justify-single-word="false"/>
      <style:text-properties officeooo:rsid="00401194" officeooo:paragraph-rsid="00401194"/>
    </style:style>
    <style:style style:name="P8" style:family="paragraph" style:parent-style-name="Standard">
      <style:paragraph-properties fo:text-align="start" style:justify-single-word="false"/>
      <style:text-properties officeooo:rsid="0040cc3a" officeooo:paragraph-rsid="0040cc3a"/>
    </style:style>
    <style:style style:name="P9" style:family="paragraph" style:parent-style-name="Standard">
      <style:paragraph-properties fo:text-align="start" style:justify-single-word="false"/>
      <style:text-properties officeooo:rsid="00428734" officeooo:paragraph-rsid="00428734"/>
    </style:style>
    <style:style style:name="P10" style:family="paragraph" style:parent-style-name="Standard">
      <style:paragraph-properties fo:text-align="start" style:justify-single-word="false"/>
      <style:text-properties officeooo:rsid="0042c49f" officeooo:paragraph-rsid="0042c49f"/>
    </style:style>
    <style:style style:name="P11" style:family="paragraph" style:parent-style-name="Standard">
      <style:paragraph-properties fo:text-align="start" style:justify-single-word="false"/>
      <style:text-properties officeooo:rsid="0044344f" officeooo:paragraph-rsid="0044344f"/>
    </style:style>
    <style:style style:name="P12" style:family="paragraph" style:parent-style-name="Standard">
      <style:paragraph-properties fo:text-align="start" style:justify-single-word="false"/>
      <style:text-properties officeooo:rsid="00467252" officeooo:paragraph-rsid="00467252"/>
    </style:style>
    <style:style style:name="P13" style:family="paragraph" style:parent-style-name="Standard">
      <style:paragraph-properties fo:text-align="start" style:justify-single-word="false"/>
      <style:text-properties officeooo:rsid="00467252" officeooo:paragraph-rsid="00474790"/>
    </style:style>
    <style:style style:name="P14" style:family="paragraph" style:parent-style-name="Standard">
      <style:paragraph-properties fo:text-align="start" style:justify-single-word="false"/>
      <style:text-properties officeooo:rsid="00474790" officeooo:paragraph-rsid="00474790"/>
    </style:style>
    <style:style style:name="P15" style:family="paragraph" style:parent-style-name="Standard">
      <style:paragraph-properties fo:text-align="start" style:justify-single-word="false"/>
      <style:text-properties officeooo:rsid="004869f2" officeooo:paragraph-rsid="004869f2"/>
    </style:style>
    <style:style style:name="P16" style:family="paragraph" style:parent-style-name="Standard">
      <style:paragraph-properties fo:text-align="start" style:justify-single-word="false"/>
      <style:text-properties officeooo:rsid="00490955" officeooo:paragraph-rsid="00490955"/>
    </style:style>
    <style:style style:name="P17" style:family="paragraph" style:parent-style-name="Standard">
      <style:paragraph-properties fo:text-align="start" style:justify-single-word="false"/>
      <style:text-properties officeooo:rsid="0049c245" officeooo:paragraph-rsid="0049c245"/>
    </style:style>
    <style:style style:name="P18" style:family="paragraph" style:parent-style-name="Standard">
      <style:paragraph-properties fo:text-align="start" style:justify-single-word="false"/>
      <style:text-properties officeooo:rsid="004ad756" officeooo:paragraph-rsid="004ad756"/>
    </style:style>
    <style:style style:name="P19" style:family="paragraph" style:parent-style-name="Standard">
      <style:paragraph-properties fo:text-align="start" style:justify-single-word="false"/>
      <style:text-properties officeooo:rsid="004bc6a6" officeooo:paragraph-rsid="004bc6a6"/>
    </style:style>
    <style:style style:name="P20" style:family="paragraph" style:parent-style-name="Standard">
      <style:paragraph-properties fo:text-align="start" style:justify-single-word="false"/>
      <style:text-properties officeooo:rsid="004bde2d" officeooo:paragraph-rsid="004bde2d"/>
    </style:style>
    <style:style style:name="P21" style:family="paragraph" style:parent-style-name="Standard">
      <style:paragraph-properties fo:text-align="start" style:justify-single-word="false"/>
      <style:text-properties officeooo:rsid="004ec5a9" officeooo:paragraph-rsid="004ec5a9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4ec5a9" officeooo:paragraph-rsid="004ec5a9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4fbcd3" officeooo:paragraph-rsid="004fbcd3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officeooo:rsid="004fbcd3" officeooo:paragraph-rsid="004fbcd3"/>
    </style:style>
    <style:style style:name="P25" style:family="paragraph" style:parent-style-name="Standard">
      <style:paragraph-properties fo:text-align="start" style:justify-single-word="false"/>
      <style:text-properties officeooo:rsid="005088f9" officeooo:paragraph-rsid="005088f9"/>
    </style:style>
    <style:style style:name="P26" style:family="paragraph" style:parent-style-name="Standard">
      <style:paragraph-properties fo:text-align="start" style:justify-single-word="false"/>
      <style:text-properties officeooo:rsid="0050e9a4" officeooo:paragraph-rsid="0050e9a4"/>
    </style:style>
    <style:style style:name="P27" style:family="paragraph" style:parent-style-name="Standard">
      <style:paragraph-properties fo:text-align="start" style:justify-single-word="false"/>
      <style:text-properties officeooo:rsid="00525e5d" officeooo:paragraph-rsid="00525e5d"/>
    </style:style>
    <style:style style:name="P28" style:family="paragraph" style:parent-style-name="Standard">
      <style:paragraph-properties fo:text-align="start" style:justify-single-word="false"/>
      <style:text-properties officeooo:rsid="0053f61b" officeooo:paragraph-rsid="0053f61b"/>
    </style:style>
    <style:style style:name="P29" style:family="paragraph" style:parent-style-name="Standard">
      <style:paragraph-properties fo:text-align="start" style:justify-single-word="false"/>
      <style:text-properties officeooo:rsid="0055e101" officeooo:paragraph-rsid="0055e101"/>
    </style:style>
    <style:style style:name="P30" style:family="paragraph" style:parent-style-name="Standard">
      <style:paragraph-properties fo:text-align="start" style:justify-single-word="false"/>
      <style:text-properties officeooo:rsid="005644c9" officeooo:paragraph-rsid="005644c9"/>
    </style:style>
    <style:style style:name="P31" style:family="paragraph" style:parent-style-name="Standard">
      <style:paragraph-properties fo:text-align="start" style:justify-single-word="false"/>
      <style:text-properties officeooo:rsid="0057f4c5" officeooo:paragraph-rsid="0057f4c5"/>
    </style:style>
    <style:style style:name="P32" style:family="paragraph" style:parent-style-name="Standard">
      <style:paragraph-properties fo:text-align="start" style:justify-single-word="false"/>
      <style:text-properties officeooo:rsid="0059b85f" officeooo:paragraph-rsid="0059b85f"/>
    </style:style>
    <style:style style:name="P33" style:family="paragraph" style:parent-style-name="Standard">
      <style:paragraph-properties fo:text-align="start" style:justify-single-word="false"/>
      <style:text-properties officeooo:rsid="005abcac" officeooo:paragraph-rsid="005abcac"/>
    </style:style>
    <style:style style:name="P34" style:family="paragraph" style:parent-style-name="Standard">
      <style:paragraph-properties fo:text-align="start" style:justify-single-word="false"/>
      <style:text-properties officeooo:rsid="005b4a53" officeooo:paragraph-rsid="005b4a53"/>
    </style:style>
    <style:style style:name="P35" style:family="paragraph" style:parent-style-name="Standard">
      <style:paragraph-properties fo:text-align="start" style:justify-single-word="false"/>
      <style:text-properties officeooo:rsid="005bea5b" officeooo:paragraph-rsid="005bea5b"/>
    </style:style>
    <style:style style:name="P36" style:family="paragraph" style:parent-style-name="Standard">
      <style:paragraph-properties fo:text-align="start" style:justify-single-word="false"/>
      <style:text-properties officeooo:rsid="005c1402" officeooo:paragraph-rsid="005c1402"/>
    </style:style>
    <style:style style:name="P37" style:family="paragraph" style:parent-style-name="Standard">
      <style:paragraph-properties fo:text-align="start" style:justify-single-word="false"/>
      <style:text-properties officeooo:rsid="005ce215" officeooo:paragraph-rsid="005ce215"/>
    </style:style>
    <style:style style:name="P38" style:family="paragraph" style:parent-style-name="Standard">
      <style:paragraph-properties fo:text-align="start" style:justify-single-word="false"/>
      <style:text-properties officeooo:rsid="005ea1a4" officeooo:paragraph-rsid="005ea1a4"/>
    </style:style>
    <style:style style:name="P39" style:family="paragraph" style:parent-style-name="Standard">
      <style:paragraph-properties fo:text-align="start" style:justify-single-word="false"/>
      <style:text-properties officeooo:rsid="00601095" officeooo:paragraph-rsid="00601095"/>
    </style:style>
    <style:style style:name="P40" style:family="paragraph" style:parent-style-name="Standard">
      <style:paragraph-properties fo:text-align="start" style:justify-single-word="false"/>
      <style:text-properties officeooo:rsid="0061c07f" officeooo:paragraph-rsid="0061c07f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61c07f" officeooo:paragraph-rsid="0061c07f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officeooo:rsid="0061d2fd" officeooo:paragraph-rsid="0061d2fd"/>
    </style:style>
    <style:style style:name="P43" style:family="paragraph" style:parent-style-name="Standard">
      <style:paragraph-properties fo:text-align="start" style:justify-single-word="false"/>
      <style:text-properties officeooo:rsid="0062889f" officeooo:paragraph-rsid="0062889f"/>
    </style:style>
    <style:style style:name="T1" style:family="text">
      <style:text-properties officeooo:rsid="0037edf1"/>
    </style:style>
    <style:style style:name="T2" style:family="text">
      <style:text-properties officeooo:rsid="003a9c02"/>
    </style:style>
    <style:style style:name="T3" style:family="text">
      <style:text-properties officeooo:rsid="003b9bb4"/>
    </style:style>
    <style:style style:name="T4" style:family="text">
      <style:text-properties officeooo:rsid="00401194"/>
    </style:style>
    <style:style style:name="T5" style:family="text">
      <style:text-properties officeooo:rsid="00428734"/>
    </style:style>
    <style:style style:name="T6" style:family="text">
      <style:text-properties officeooo:rsid="0042c4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4344f"/>
    </style:style>
    <style:style style:name="T9" style:family="text">
      <style:text-properties officeooo:rsid="00459de5"/>
    </style:style>
    <style:style style:name="T10" style:family="text">
      <style:text-properties officeooo:rsid="0045f1e5"/>
    </style:style>
    <style:style style:name="T11" style:family="text">
      <style:text-properties officeooo:rsid="0046415f"/>
    </style:style>
    <style:style style:name="T12" style:family="text">
      <style:text-properties officeooo:rsid="00474790"/>
    </style:style>
    <style:style style:name="T13" style:family="text">
      <style:text-properties officeooo:rsid="0049c245"/>
    </style:style>
    <style:style style:name="T14" style:family="text">
      <style:text-properties officeooo:rsid="004ad756"/>
    </style:style>
    <style:style style:name="T15" style:family="text">
      <style:text-properties officeooo:rsid="004bde2d"/>
    </style:style>
    <style:style style:name="T16" style:family="text">
      <style:text-properties officeooo:rsid="004cd541"/>
    </style:style>
    <style:style style:name="T17" style:family="text">
      <style:text-properties officeooo:rsid="004ec5a9"/>
    </style:style>
    <style:style style:name="T18" style:family="text">
      <style:text-properties officeooo:rsid="005088f9"/>
    </style:style>
    <style:style style:name="T19" style:family="text">
      <style:text-properties officeooo:rsid="00525e5d"/>
    </style:style>
    <style:style style:name="T20" style:family="text">
      <style:text-properties officeooo:rsid="0053f61b"/>
    </style:style>
    <style:style style:name="T21" style:family="text">
      <style:text-properties officeooo:rsid="0057f4c5"/>
    </style:style>
    <style:style style:name="T22" style:family="text">
      <style:text-properties officeooo:rsid="0059b85f"/>
    </style:style>
    <style:style style:name="T23" style:family="text">
      <style:text-properties officeooo:rsid="005bea5b"/>
    </style:style>
    <style:style style:name="T24" style:family="text">
      <style:text-properties officeooo:rsid="005c1402"/>
    </style:style>
    <style:style style:name="T2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61c07f" style:font-size-asian="12pt" style:font-size-complex="12pt"/>
    </style:style>
    <style:style style:name="T2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ледующим шагом карьеры «Ориона» стало приглашение отыграть танцы в клубе села Дёмино, отстоящего за шесть километров от нашей части вдоль одного и того же асфальтного шоссе.</text:p>
      <text:p text:style-name="P1">Мы там не только играли, но и, сменяя друг друга на инструментах, по очереди спускались с маленькой сцены в маленький зал — танцевать среди местной молодёжи.</text:p>
      <text:p text:style-name="P1">Все, кроме незаменимого бас-гитариста, Саши Рудько.</text:p>
      <text:p text:style-name="P1">Под длинную песню Роберта Закаряна, я обнимал крупнотелую дёминчанку Ирину.</text:p>
      <text:p text:style-name="P1">Жизнь улыбалась мне.</text:p>
      <text:p text:style-name="P1">Кочегар Юра Замешкевич уходил на дембель и поставил в известность зампотыла Аветисяна, что только я смогу сменить его на этом посту. <text:s/></text:p>
      <text:p text:style-name="P1">Его убедительно поддержал повар Владимир Рассолов, которому оставалось служить ещё полгода. По ходу ходатайства <text:span text:style-name="T1">повар поздравил Аветисяна с получением долгожданного майорского звания.</text:span></text:p>
      <text:p text:style-name="P2">Майор Аветисян выразил согласие зачислить меня в славные ряды «чмо».</text:p>
      <text:p text:style-name="P2">Это собирательное имя охватывало всю обслугу при части: свинарь, посудомойщики, кочегары, повара, слесарь, портной, сапожник, киномеханик, водители отрядных автомашин и даже помощник фельдшера в санчасти — все, кому не посчастливилось трудиться на строительных объектах, составляли «чмо» под командованием зампотыла майора Аветисяна.</text:p>
      <text:p text:style-name="P2">ЧМО, по сути дела, является аббревиатурой слов «человек мешающий обществу», но её столь выразительное звучание заставило забыть первоначальный смысл и нынче все думают, что «чмо» <text:s/>— это, типа, «лох», но только ещё хуже.</text:p>
      <text:p text:style-name="P2"/>
      <text:p text:style-name="P2">Юра Замешкевич показал мне местонахождение водопроводного колодца с вентилями подачи воды в водонапорный бак над кочегаркой. Научил зажигать факелом форсунку парового котла, следить за водомерной трубкой и манометром давления.</text:p>
      <text:p text:style-name="P3">Меня перевели в четвёртую роту, где числилось всё «чмо», и Юра уехал на дембель.</text:p>
      <text:p text:style-name="P3">Из нового, симферопольского, призыва майор Аветисян назначил мне напарника — Ваню, с редкими усами, зато с густыми бровями; хотя вряд ли выбор Аветисяна определялся шириной Ваниных бровей.</text:p>
      <text:p text:style-name="P3">Я передал ему науку Юры Замешкевича и мы стали работать в две смены.</text:p>
      <text:p text:style-name="P3"/>
      <text:p text:style-name="P3">Кочегарка войсковой части 41769 — это два высоких зала в кирпичном корпусе; в каждом зале по два котла в кубе общей для обоих кирпичной обмуровки и масса всяческих труб с вентилями и задвижками — для горячей воды, для холодной, для пара, для подачи горючего; <text:s/>в бетонном полу перед топкой каждого котла воздушный насос на небольшом постаменте для распыления солярки в форсунке.</text:p>
      <text:p text:style-name="P3">Однако, постоянно в работе только один котёл — остальные в резерве и для отопления в зимний период. Летом наша задача обеспечить подачу пара в котлы кухни для варки пищи. <text:span text:style-name="T2">Не считая </text:span><text:s/>бан<text:span text:style-name="T2">и</text:span> раз в месяц.</text:p>
      <text:p text:style-name="P4">Три-четыре часа приходится сидеть за круглым столом под высоким окошком напротив неумолчного воя воздушного насоса и гуда пламени форсунки в топке котла, пока дежурный повар не постучит в запертую на крючок дверь и скажет, что хавка готова, можно выключать.</text:p>
      <text:p text:style-name="P4">Тишина — это неоценимая благодать.</text:p>
      <text:p text:style-name="P4"/>
      <text:p text:style-name="P4">Направо от входной двери насосная — гонять горячую воду по системе отопления, а если, не сворачивая в неё, пройти дальше, то позади пары котлов этого зала, в углу — дверь в мастерскую, где есть окно, деревянный верстак и железный ящик, в котором хранится молоток и тупое зубило; <text:span text:style-name="T3">н</text:span>ад <text:span text:style-name="T3">самим же </text:span>ящиком <text:span text:style-name="T3">выключатель электролампочки под потолком и </text:span>узкое зеркало вмурованное в штукатурку стены.</text:p>
      <text:p text:style-name="P3"/>
      <text:p text:style-name="P5"><text:soft-page-break/>Приход лета ЧМО в/ч 41769 отметило общей попойкой.</text:p>
      <text:p text:style-name="P5">Отрядная машина, развозящая <text:s text:c="2"/>ужин для военнослужащих сторожей и тех, кто занят особо неотложным трудом на объектах, вернулась с ящиком водки контрабандно сложенной в опорожнённом пищевом котле-термосе.</text:p>
      <text:p text:style-name="P5">Дежурный на КПП ограничивается мимолётным взглядом в кузов поверх борта возвращающихся в часть машин.</text:p>
      <text:p text:style-name="P5">Возлияние началось после отбоя у дальних боксов. Меня тоже позвали — кочегар нужный в солдатском быту человек.</text:p>
      <text:p text:style-name="P5">В ярком свете полной луны человек пятнадцать чмошников сели широким кругом на землю, словно племя аборигенов данного поля, лицами внутрь круга, где отблескивало стекло бутылок и белели бока пары бачков с мясом поджаренным поварами в больших противнях на кухне. На подстилке из мешковины громоздились несколько буханок хлеба нашинкованные в хлеборезке.</text:p>
      <text:p text:style-name="P5">Прежде мне ещё не приходилось пить водку с горлá. Сперва гадостно, а потом сама льётся. Жаль закусь быстро кончилась.</text:p>
      <text:p text:style-name="P6">Бутылку я так и не допил. Поднявшись на нетвёрдо стоящие ноги, с наилучшими пожеланиями честной компании, я оповестил о незамедлительном отбытии меня в Дёмино.</text:p>
      <text:p text:style-name="P6">Спакуха, кенты! Како дежурны бля кака часть? Пшёл он! Я сам дежурны!.. бля... </text:p>
      <text:p text:style-name="P6">Но чтобы, всё же, не нарваться, я перелез через забор вдали от казарм, вблизи свинарника и взял курс на круглый лик полной луны, что светила со стороны Дёмино, но качалась туда-сюда, как на качелях.</text:p>
      <text:p text:style-name="P6">Я бормотал ей выговоры за непостоянство и этому полю тоже, что устроило тут морскую качку. </text:p>
      <text:p text:style-name="P6">Потом я свалился и попытался приподняться на локтях, но земное притяжение оказалось неодолимым, а поле таким ласкающе мягким.</text:p>
      <text:p text:style-name="P6">Проснулся я в сумерках рассвета, всего за сотню метров от свинарника, сдыхая от жажды и побрёл обратно — выпить воды из крана в кочегарке и свалиться на деревянный верстак в мастерской.</text:p>
      <text:p text:style-name="P6"/>
      <text:p text:style-name="P6">Пожалуй, я чересчур послабил удила своих грёз, когда решил, что <text:span text:style-name="T4">до конца службы буду кантоваться в пределах клуба и кочегарки.</text:span></text:p>
      <text:p text:style-name="P7">После одной из ночных смен майор Аветисян застал меня спящим в мастерской и приказал отправляться в роту.</text:p>
      <text:p text:style-name="P7">И это в то время, когда многие чмошники манкировали даже вечерней проверкой.</text:p>
      <text:p text:style-name="P7">Штабной писарь спал в санчасти. У художника Лопатко вообще своя комната в клубе.</text:p>
      <text:p text:style-name="P7">А тут сидишь весь день под вой мотора, потом ещё на вечернюю проверку топай, где за других чмошников из строя выкрикивают «на дежурстве!», и — нет вопросов.</text:p>
      <text:p text:style-name="P7">Чтоб как-то скоротать время пока варится обед-или-ужин-или-завтрак, я через писаря взял книгу в штабной библиотеке. Взял за толщину, чтоб на дольше хватило.</text:p>
      <text:p text:style-name="P7">«Идиот» Достоевского.</text:p>
      <text:p text:style-name="P7">У-ух! Вот это — книга.</text:p>
      <text:p text:style-name="P7">Кульминация за кульминацией. После школьной программы и не подумаешь, что он так может.</text:p>
      <text:p text:style-name="P7">А больше в штабе и брать нечего — всего одна полка книг, но после Достоевского на Б. Полевого с Н. Островским совсем не стоит.</text:p>
      <text:p text:style-name="P7"/>
      <text:p text:style-name="P7">Рудько в клубе дал буклет Beatles in America про их турне там. Кто-то из «молодых» привёз с собой. Я взялся перевести — текста немного, всё больше фотографии.</text:p>
      <text:p text:style-name="P7">Однако, без словаря моего школьного запаса хватает с пятого на десятое. Так что перевод получился с домыслами и пропусками, но Рудько и так был доволен.</text:p>
      <text:p text:style-name="P7"/>
      <text:p text:style-name="P7">Вобщем — рутина из шипения пара, гуденья мотора, вечерних проверок и — снова в клуб.</text:p>
      <text:p text:style-name="P7"><text:soft-page-break/>А утром всё сначала. Вот Джафаров в кочегарку заскочил. Лицо белое, рубаха на спине тоже — где-то об побелку теранýлся.</text:p>
      <text:p text:style-name="P7">- Спрячь! Начальник штаба за мной!</text:p>
      <text:p text:style-name="P8">Я в дверь гляжу, а тот уже сюда от кухни прёт своей боксёрской походочкой. Джафаров еле успел через окошко мастерской в бурьян за кочегаркой выпрыгнуть.</text:p>
      <text:p text:style-name="P8">- Никак нет, товарищ майор, сюда никто не заходил.</text:p>
      <text:p text:style-name="P8">Но у него нюх, как у собаки и уже слышу за углом:</text:p>
      <text:p text:style-name="P8">- Прапорщик Джафаров! Ко мне!</text:p>
      <text:p text:style-name="P8">Пиздарики тебе, прапорщик. <text:span text:style-name="T17">Чего это начштаба за ним ка с хуя сорвался</text:span>? <text:span text:style-name="T17">Хотя</text:span>, <text:span text:style-name="T17">какая в хуй разница</text:span>...</text:p>
      <text:p text:style-name="P8">А вечером в поле другая охота. Четвёртая рота обложили крысу и загнали в трубу с заглушкой; плеснули туда бензина и подожгли. Она выскочила и скачет по полю, как ком пламени, а они следом — культурно-спортивный досуг.</text:p>
      <text:p text:style-name="P8">Потом, в ночную смену, я увидел крысиный выводок в проходе вокруг печи с котлами и с криком бросился на них — затоптать; но разбежались.</text:p>
      <text:p text:style-name="P8">За что, спрашивается, я я вдруг так крыс возненавидел?</text:p>
      <text:p text:style-name="P8">Инстинкт самосохранения. Они ведь людям, и мне в том числе, не простят сожжение той крысы; <text:s/>вот я и кинулся их превентивно перебить. Придурок.</text:p>
      <text:p text:style-name="P8">Однажды я спал на верстаке, а мне что-то на грудь уселось; тёмное такое, типа, сгусток чёрного тумана и — давит; хочу сбросить, а сил нет шевельнуться или криком спугнуть; тягостно так... Еле проснулся.</text:p>
      <text:p text:style-name="P8">Ваня потом с умным видом пояснял, что это, мол, домовой. <text:span text:style-name="T5">Вот они там, в Крыму, тупые. Кочегарка это — дом? Откуда тут домовому быть.</text:span></text:p>
      <text:p text:style-name="P9">А та тварь сидела как раз в том месте на груди, что я побрил станком перед вмурованным в стену зеркалом. Ну, чтоб видуха стала, как у мачо, а то у меня там волосни не больше, чем у Вани на верхней губе. Но фиг я угадал, как было, так и осталось.</text:p>
      <text:p text:style-name="P9"/>
      <text:p text:style-name="P9">После очередной вечерней проверки я ушёл в Дёмино и там нашёл дом той Ирины, с которой познакомились на танцах. У неё ещё и старшая сестра оказалась. Начала со мной тет-а-теты устраивать, мол, Ирине, за её девятнадцать лет ещё ни один подлец не попадался и можно ли на мой военный билет взглянуть?</text:p>
      <text:p text:style-name="P9">Это, типа намекнула, что <text:s/>её младшая сестра — целка.</text:p>
      <text:p text:style-name="P9">- Не бойся; я — не подлец.</text:p>
      <text:p text:style-name="P9">А насчёт военного билета, что у меня во внутреннем кармане хэбэ лежит — какой билет? <text:span text:style-name="T10">Там же как раскроешь, справа внизу «жена Ольга Абрамовна». Билета нет. </text:span>Нам его только в увольнение из сейфа выдают.</text:p>
      <text:p text:style-name="P9">Потом пришёл муж старшей сестры, Сеня. Сперва, типа, ревновать начал, но потом чай попили и я ушёл.</text:p>
      <text:p text:style-name="P9">Через неделю <text:s/>в кочегарку <text:span text:style-name="T6">солдатик из четвёртой роты зарулил. Там, говорит, у забора какая-то девушка меня спрашивает.</text:span> </text:p>
      <text:p text:style-name="P10">Я — туда, а там — Ирина.</text:p>
      <text:p text:style-name="P10">Дёминские иногда из Ставрополя в своё село по шоссе пешком ходят; парами, или по три, а тут — одна.</text:p>
      <text:p text:style-name="P10">Привет. Привет. Поцелуи. Договорились, что после проверки приду.</text:p>
      <text:p text:style-name="P10">- Проводишь меня немного?</text:p>
      <text:p text:style-name="P10">Это значит вдоль всего забора, мимо штаба, мимо КПП.</text:p>
      <text:p text:style-name="P10">- Нет. Я тебя возле того угла подожду.</text:p>
      <text:p text:style-name="P10">Я прошёл по дорожкам внутри части, она, параллельно, по шоссе. От дальнего угла даже малость проводил.</text:p>
      <text:p text:style-name="P9"><text:soft-page-break/></text:p>
      <text:p text:style-name="P10">Теперь вот жалею — такую возможность упустил. Как красиво могли бы мы пройти вдвоём вдоль всего стройбата. Не спеша.</text:p>
      <text:p text:style-name="P10">А если б дежурный прапор остановил у <text:s/>КПП, я б мог ему сказать...</text:p>
      <text:p text:style-name="P10">Хотя какая теперь разница что мог бы я ему сказать, если упустил — струсил и прошёл через часть, как шавка...</text:p>
      <text:p text:style-name="P10"/>
      <text:p text:style-name="P10">Ночью она разделась до трусов, но не дальше.</text:p>
      <text:p text:style-name="P10">Трусы были большие и свободно растягивались. Вероятно, после всех тех, кто, как и я, хотел, но не сумел стать подлецом.</text:p>
      <text:p text:style-name="P10">Под утро я ушёл несолоно хлебавши, на этот раз даже без чая.</text:p>
      <text:p text:style-name="P10">Шесть километров по шоссе, когда вокруг тебя природа пробуждается для нового дня — это прекрасно.</text:p>
      <text:p text:style-name="P10">Светало, но солнце ещё не поднялось над линией горизонта. Недалеко на взгорке я увидел коня среди зелени широколистых трав и, без раздумий, сразу свернул к нему.</text:p>
      <text:p text:style-name="P10">Идиотизм. Я в жизни не садился на коня. Но так вдруг захотелось.</text:p>
      <text:p text:style-name="P10">Он начал уходить, а я преследовать, но не догнал, а только насквозь промочил <text:span text:style-name="T9">хэбэ </text:span>в росяных травах.</text:p>
      <text:p text:style-name="P10">Я вернулся на шоссе и шёл дальше, и орал всякие песни — всё равно здесь некому слышать мою лажу:</text:p>
      <text:p text:style-name="P10"><text:span text:style-name="T7"><text:tab/><text:tab/>Спи — ночь в и-ю-не только шеееееееееееесть часов!.</text:span>.</text:p>
      <text:p text:style-name="P10"/>
      <text:p text:style-name="P10">Потом я получил <text:span text:style-name="T11">от неё </text:span>письмо отправленное из Ставрополя:</text:p>
      <text:p text:style-name="P10">«...болит душа — <text:span text:style-name="T8">по ком? <text:s text:c="2"/>— по тебе!..»</text:span></text:p>
      <text:p text:style-name="P11">Красивые слова; <text:span text:style-name="T11">но я, </text:span>увы, уже достался той, что «...была безмерно счастлива...»</text:p>
      <text:p text:style-name="P11"/>
      <text:p text:style-name="P11">На письмо я не стал отвечать, но искренне надеюсь, что Ирине всё же попался подходящий подлец, <text:span text:style-name="T11">и что стали </text:span>они жи<text:span text:style-name="T11">ть</text:span>-<text:span text:style-name="T11">поживать, да добра наживать</text:span>...</text:p>
      <text:p text:style-name="P10"/>
      <text:p text:style-name="P12">По истечении года срочной службы в рядах вооружённых сил СССР, военнослужащий получает 10-дневный отпуск, чтоб побывать на родине — откуда призывался.</text:p>
      <text:p text:style-name="P12"/>
      <text:p text:style-name="P12">Когда я заикнулся об этом майору Аветисяну, он и слушать не захотел: разве Ваня продержится без сменщика десять дней?</text:p>
      <text:p text:style-name="P12">Ваня сказал, что да, продержится и тогда Аветисян пообещал мне отпуск, так и быть, если чя сделаю косметический ремонт кочегарки, то есть побелю её изнутри.</text:p>
      <text:p text:style-name="P12">Слесарь рядовой Тер-Терян показал мне место в бурьянах, где зарыта была в земле известь недоиспользованная в предыдущих ремонтах.</text:p>
      <text:p text:style-name="P12">Я разводил её в банном тазике с ушками, втаскивал под потолок по опёртой на стену лестнице и широкой кистью — ...шлёп-плюх... ...шлёп-плюх... <text:s/>— белил куда мог дотянуться. Местами лестницу приходилось опирать на проложенные под потолком трубы — ...шлёп-плюх... ...шлёп-плюх... <text:s/>— цирк, да и только — ...шлёп-плюх... ...шлёп-плюх... <text:s/>— разве мальчикам каждый день достаётся белить забор?</text:p>
      <text:p text:style-name="P12">Но неделю циркового ремонта не выдержит никакой Том Сойер — два громадных высоченных зала и большущие речи с парой спаренных котлов в каждой.</text:p>
      <text:p text:style-name="P13">Предвкушение — вот что помогло мне продержаться эту неделю: ведь мы с Ольгой — ...шлёп-плюх... ...шлёп-плюх... <text:s/>— столько всего ещё не перепробовали — ...шлёп-плюх... ...шлёп-плюх... <text:s/>— за эти десять дней, вернее ночей — ...шлёп-плюх... ...шлёп-плюх... <text:s/>—<text:span text:style-name="T12">мы с ней и так будем, и так, и даже так</text:span> — ...шлёп-плюх... ...шлёп-плюх... <text:s/>— <text:span text:style-name="T12">десять ночей, которые потрясут мир</text:span> — <text:soft-page-break/>...шлёп-плюх... ...шлёп-плюх... <text:s/></text:p>
      <text:p text:style-name="P14">И вот ремонт закончен. Бетонный пол в обоих залах забрызганы разнокалиберными белыми каплями, трубы наскоро обтёрты. Побелка не то, чтобы очень равномерная, но повсеместная — без пропусков; два зала и две громадины печи.</text:p>
      <text:p text:style-name="P14">- Товарищ майор, ремонт закончен.</text:p>
      <text:p text:style-name="P14">- Это ремонт называется?</text:p>
      <text:p text:style-name="P14">- Товарищ майор, вы же обещали.</text:p>
      <text:p text:style-name="P14">- Я ничего не обещал!</text:p>
      <text:p text:style-name="P14">Так майор Аветисян поимел Тома Сойера.</text:p>
      <text:p text:style-name="P14">ШЛЁП-ПЛЮХ!..</text:p>
      <text:p text:style-name="P14"/>
      <text:p text:style-name="P14">После ужина Серый зашёл в кочегарку. В части все всё обо всём знают.</text:p>
      <text:p text:style-name="P14">- Наебáл?</text:p>
      <text:p text:style-name="P14">- Да.</text:p>
      <text:p text:style-name="P14">- Ничё. Ща мы в Париж полетаем.</text:p>
      <text:p text:style-name="P14">Из внутреннего кармана хэбэ он достаёт многократно сложенный лист газеты, разворачивает до места, где содержится коричневатая пластинка, открашивает щепотку и складывает газету как была.</text:p>
      <text:p text:style-name="P14">Затем он разминает папиросу «Беломор-канал», покуда весь табак высыплется в ладонь с крошками от пластинки, смешивает их, сдвигает тонкую бумагу папиросы с более плотной бумаги её мундштука — получилась полупрозрачная трубка бумаги на непроглядно белом черенке.</text:p>
      <text:p text:style-name="P15">Смесь с ладони пересыпается в трубку, уминается там, бумага надвигается обратно на мундштук и снова получилась папироса, только табачная её часть на пару сантиметров длиннее прежнего.</text:p>
      <text:p text:style-name="P15"><text:s/>Хоть я никогда ещё не видел как это делается, всё же знаю, что это он забил косяк.</text:p>
      <text:p text:style-name="P15">- Взрывай,- он подносит горящую спичку.</text:p>
      <text:p text:style-name="P15">- Дым в себе держи.</text:p>
      <text:p text:style-name="P15">Мы выкуриваем косяк, передавая его друг другу. Я старательно повторяю его способ втягивания и задержки дыма.</text:p>
      <text:p text:style-name="P15">- Ну, чё?</text:p>
      <text:p text:style-name="P15">- Чё чё?</text:p>
      <text:p text:style-name="P15">- Ты чё? Тебя не цапануло? Ну, ты — лосяра!</text:p>
      <text:p text:style-name="P15">- Извини.</text:p>
      <text:p text:style-name="P15">Он разочарованно уходит на вечернюю проверку.</text:p>
      <text:p text:style-name="P15"/>
      <text:p text:style-name="P15">Через неделю, во время варки ужина в кочегарку скромно и тихо зашли пара солдат среднеазиатской наружности: отдельная рота, или из крымских.</text:p>
      <text:p text:style-name="P15">- Нам пробить нада,- застенчиво говорит один.</text:p>
      <text:p text:style-name="P15">- Дрянь. Сам знаешь.</text:p>
      <text:p text:style-name="P15">Я не очень-то понимаю о чём речь, но неудобно выглядеть невежей перед «молодыми».</text:p>
      <text:p text:style-name="P15">- Ладно.</text:p>
      <text:p text:style-name="P15">Они выходят и возвращаются уже вчетвером; в руках какие-то неполные мешки. Я отвожу их в комнатку мастерской и возвращаюсь в зал с воющим мотором.</text:p>
      <text:p text:style-name="P16">Пару раз я заглядывал в мастерскую с разложенной по верстаку травой; они встречали меня благодарно-радостными улыбками и я уходил — зачем отрывать от дела занятых людей?</text:p>
      <text:p text:style-name="P16">Уходили они часа через два, когда в кочегарке уже было тихо.</text:p>
      <text:p text:style-name="P16">- Мы там оставили,- сказал последний.</text:p>
      <text:p text:style-name="P16">В неглубокую коробочку, что давно уже валялась на верстаке, насыпана пригоршня коричневатой липкой пыли.</text:p>
      <text:p text:style-name="P16"><text:soft-page-break/>Я поставил её в железный ящик и забыл.</text:p>
      <text:p text:style-name="P16">Конечно, я вспомнил о той коробочке, когда с получки вместо обычной «Примы» <text:s/>купил в магазинчике пачку «Беломор-канала».</text:p>
      <text:p text:style-name="P16">Повторив процедуру Серого, я забил косяк и выкурил.</text:p>
      <text:p text:style-name="P16"/>
      <text:p text:style-name="P16">Во-о!.. Чё это?.. Ни себе чего!..</text:p>
      <text:p text:style-name="P16">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-высоко сам ты лосяра Серый...</text:p>
      <text:p text:style-name="P16"/>
      <text:p text:style-name="P16">Так я стал нашаваном, одним из просветлённо посвящённых, которые тащатся от дури, она же дрянь, она же травка, она же анаша, она же... …</text:p>
      <text:p text:style-name="P16"/>
      <text:p text:style-name="P17">Одним из первых о моём переходе в новое качество догадался старшина четвёртой роты прапорщик Гирок, потомок немецких колонистов.</text:p>
      <text:p text:style-name="P17">Он увидел меня погружённым в увлечённое чтение обрывков прошлогоднего номера «Красной Звезды» наклееного на жестяной стэнд в траве у бетонного края плаца.</text:p>
      <text:p text:style-name="P17">Солнце изливало палящий зной на мою пилотку. А чё? К политзанятиям готовлюсь...</text:p>
      <text:p text:style-name="P17">Американцы терпят поражение во Вьетнаме, наш корреспондент из Сайгона...</text:p>
      <text:p text:style-name="P17">Он подошёл ко мне справа, но увидев, что «беломорина» в моих руках докурена до мундштука, даже «пяточки» не осталось, улыбнулся слабой улыбкой, облизнул сухие губы и расплавился в потоках зноя.</text:p>
      <text:p text:style-name="P17">С моих просветлённых глаз спала пелена непонимания и выяснилось, что в «Орионе» с дурью знались все, просто вся по своему.</text:p>
      <text:p text:style-name="P17">Карпеша с Рассолом — деловито. Джафаров — мягко. </text:p>
      <text:p text:style-name="P17">У Рудько гомеопатическая система — небольшие косячки-маячки через определённые промежутки времени.</text:p>
      <text:p text:style-name="P17">Роберт — <text:s/>когда угощают, через раз.</text:p>
      <text:p text:style-name="P17">Похоже, я едва не отстал от поезда.</text:p>
      <text:p text:style-name="P17">Но самая классная дрянь у художника, Саши Лопатко. <text:s/>В его комнате я попадал в состояние невесомости, как на орбитальной станции «Салют».</text:p>
      <text:p text:style-name="P17">Только у этого жлобяры не выпросишь. Рудько тоже говорил, что в жизни не видал такого страшного эгоиста.</text:p>
      <text:p text:style-name="P17">И ведь, казалось бы, папа у него такой хороший — служитель культа, должен же был привить сыну любовь к ближнему...</text:p>
      <text:p text:style-name="P17"/>
      <text:p text:style-name="P17">По укýрке, тáска бывает разных видов: то таким становишься спокойным, тебе хорошо, пушисто, и хочешь, чтоб всем было хорошо; <text:span text:style-name="T14">и</text:span> не хочешь никому пушнину ломать.</text:p>
      <text:p text:style-name="P18">Или вдруг подметишь какую-то забавную грань в окружающей действительности и — всё, тебя уже не остановить, будешь смеяться до изнеможения, потом отдышишься и опять начнёшь. Это называется «приход поймать».</text:p>
      <text:p text:style-name="P18">Это самая опасная <text:s/><text:span text:style-name="T13">тáска, </text:span>если ты телекомментатор.</text:p>
      <text:p text:style-name="P18">Ещё, бывает, приколешься к чему-нибудь и делаешь, делаешь, уже и не надо — а всё делаешь. Как те зэки, что на лесоповале дубовую рощу завалили лобзиками.</text:p>
      <text:p text:style-name="P18">Или «поросячья <text:s text:c="2"/><text:span text:style-name="T13">тáска», <text:s/></text:span>это когда приколешься чего-нибудь есть и такая вдруг гамма вкусовых ощущений открывается — можно, не заметив, целый бачок холодных макарон захавать.</text:p>
      <text:p text:style-name="P18"><text:soft-page-break/>И вообще умный такой становишься, рассудительный; к тебе кто-то подошёл «привет, как оно ничё?», а ты уже знаешь на какой минуте он у тебя на косячок попросит.</text:p>
      <text:p text:style-name="P18">Или просто мысли такие приходят — ахуеть! — но не задерживаются, на что-то ещё отвлекаешься. Вобщем, игра теней на клубящейся пелене тумана.</text:p>
      <text:p text:style-name="P18">Музыку слушать под кайфом — вот самый кайф.</text:p>
      <text:p text:style-name="P18">У нас проигрыватель на этажерке с долгоиграющим диском Burn от Deep Purple.</text:p>
      <text:p text:style-name="P18">Поставил, возле динамика на пол сел и пока одну сторону не доиграет вс на обложку диска смотришь — там их бюстики, типа, в бронзе и у каждого из головы язычок пламени, как из зажигалки, чуваки понимают как тащится.</text:p>
      <text:p text:style-name="P19">Самый облом, когда дурь вдруг иссякнет; к кому ни кинешься — ни у кого нет. Это называется «подсос».</text:p>
      <text:p text:style-name="P19">Все злые как собаки, потому что ж кумар долбает, давит, у некоторых чуваков даже ломка начинается. Ну, в натуре, ломает их. Аж смотреть жалко.</text:p>
      <text:p text:style-name="P19">Один раз меня Серый колёсами подогрел. Он из города привёз.</text:p>
      <text:p text:style-name="P19">- Чё будешь?</text:p>
      <text:p text:style-name="P19">- А чё оно?</text:p>
      <text:p text:style-name="P19">- Ништяк.</text:p>
      <text:p text:style-name="P19">- Ну, давай.</text:p>
      <text:p text:style-name="P19">Он даёт, я глотаю; когда полпачки кончилось говорю:</text:p>
      <text:p text:style-name="P19">- А доза какая?</text:p>
      <text:p text:style-name="P19">- Всё ништяк.</text:p>
      <text:p text:style-name="P19">Так целую пачку и заглотал.</text:p>
      <text:p text:style-name="P19">В ушах потом гул стоит, как от водопада, а уже ночь. О — кочегарка. Ваня на смене. Я зашёл. Он мне чёт гаарит, а я не врубаюсь. Зачем-то вокруг печи ходить начал.</text:p>
      <text:p text:style-name="P19">Он мне потом рассказывал, что я в проходе остановился и полчаса стоял как памятник. В бронзе.</text:p>
      <text:p text:style-name="P19">И, главное, боюсь спать ложиться; это ж я каким-то снотворным облопался — а вдруг не проснусь? Обошлось.</text:p>
      <text:p text:style-name="P19">А он падла и сам дозы не знает, эксперименты на людях — выживу или нет.</text:p>
      <text:p text:style-name="P19">- Ну, ты, блядь лосяра!</text:p>
      <text:p text:style-name="P19">К Ване жена приезжала из их деревни под Симферополем.</text:p>
      <text:p text:style-name="P19">Я гляжу тут не стройбат, а клуб женатиков. Опять я за двоих без пересменки.</text:p>
      <text:p text:style-name="P19">Она уехала, Ваня в хэбэ переоделся, пришёл в кочегарку — грустный такой. <text:span text:style-name="T15">За окнами тьма.</text:span></text:p>
      <text:p text:style-name="P19">А тут Рудько пришёл. У него опять насморк; в санчасти дали каких-то порошков — ингаляцию делать. Он на кухне кружку взял — пришёл в кочегарку. </text:p>
      <text:p text:style-name="P19">Порошки в кружку высыпал, из-под крана кипятком заварил, сверху какой-то картонкой накрыл, чтоб не сразу остывало.</text:p>
      <text:p text:style-name="P19">Сидим с ним за круглым столом, о чём-то беседуем; он картонку сдвинет, занюхает, накроет и — опять беседуем.</text:p>
      <text:p text:style-name="P19">А Ваня в кочегарке уже всякого насмотрелся и из соседнего зала <text:span text:style-name="T15">все эти манипуляции просёк и сделал свои выводы. Решительным шагом подходит и:</text:span></text:p>
      <text:p text:style-name="P19">- <text:span text:style-name="T15">Рудько! Дай и мне!</text:span></text:p>
      <text:p text:style-name="P19">- <text:span text:style-name="T15">Чего дай?</text:span></text:p>
      <text:p text:style-name="P19">- <text:span text:style-name="T15">Ну — это!</text:span></text:p>
      <text:p text:style-name="P20">И на кружку показывает.</text:p>
      <text:p text:style-name="P20">А Рудько ж интеллигент, думает — если у него насморк, так и у других бывает.</text:p>
      <text:p text:style-name="P20">- На.</text:p>
      <text:p text:style-name="P20">Ваня картонку сдвинул, пару раз — глубоко <text:s/>так! — занюхал, и, смотрю, у него глаза под лоб закатило, причём даже крест-накрест.</text:p>
      <text:p text:style-name="P20">А чё? Я поверю. Самовнушение — великая сила. Вера горами движет.</text:p>
      <text:p text:style-name="P20"><text:soft-page-break/>Вот он поверил, что Рудько тут «<text:span text:style-name="T16">голубую</text:span> фею» вёдрами херячит и у него сейчас галлюцинации начнутся. Спасать надо парня.</text:p>
      <text:p text:style-name="P20">- Ваня,- говорю,- я тут вчера в столовой с одним татарином из вашего призыва толковал.</text:p>
      <text:p text:style-name="P20">- Ну, и чё?</text:p>
      <text:p text:style-name="P20">- Да просто; «друг», говорю, «тебя как звать-то?», а он мне «моя руски не понимай», «ну, и ладно», говорю, «а служить тебе ещё до хуя?», так он аж за голову схватился «вуй, блядь!», говорит. Может знакомый твой?</text:p>
      <text:p text:style-name="P20">Вобщем, откачал Ваню от галлюцинаций. <text:span text:style-name="T17">Закон боевой дружбы, сам пропадай, а товарища выручай.</text:span></text:p>
      <text:p text:style-name="P20"/>
      <text:p text:style-name="P21">По-моему, «Орион» предоставлял свои музуслуги безвозмездно, то есть даром. Во всяком случае, не помню, чтоб в разговорах упоминались какие-нибудь деньги за халтуру.</text:p>
      <text:p text:style-name="P21">Для нас — просто вырваться за пределы в/ч 41769, играть танцы для людей одетых в гражданское платье было бесценной платой. Так что, если угодно, нам платили минутами свободы. Время — деньги.</text:p>
      <text:p text:style-name="P21">Перепадало ли что-то на уровне командования, то есть замполиту? Понятия не имею, так что и врать не буду.</text:p>
      <text:p text:style-name="P21"/>
      <text:p text:style-name="P21">В симферопольском призыве пришёл и влился в «Орион» знающий себе цену музыкант — Юра Николаев.</text:p>
      <text:p text:style-name="P21">Свой прейскурант он изучил на гражданке, работая <text:s/>в ресторане на ритм-гитаре. Ещё он пел — без особого диапазона, без особой лажи — всё что угодно в рамках традиционных заказов от подогретых парой графинчиков водочки ресторанных гуляк.</text:p>
      <text:p text:style-name="P22"><text:tab/><text:tab/><text:tab/>Есть вода, холодная вода!</text:p>
      <text:p text:style-name="P21"><text:span text:style-name="T7"><text:tab/><text:tab/><text:tab/>Пейте воду с водкой, господа!.</text:span>.</text:p>
      <text:p text:style-name="P24">После третьего графинчика шёл тяжёлый рок:</text:p>
      <text:p text:style-name="P23"><text:tab/><text:tab/><text:tab/>...где течёт журча водою Нил,</text:p>
      <text:p text:style-name="P23"><text:tab/><text:tab/><text:tab/> <text:s text:c="2"/>жил своею жизнью беззаботной</text:p>
      <text:p text:style-name="P24"><text:span text:style-name="T7"><text:tab/><text:tab/><text:tab/> <text:s text:c="2"/>маленький зелёный крокодил!.</text:span>.<text:tab/></text:p>
      <text:p text:style-name="P24">А когда клиент целиком созрел, катило сюрреалистическое:</text:p>
      <text:p text:style-name="P23"><text:tab/><text:tab/><text:tab/>Цвели дрова и лошади чирикали,</text:p>
      <text:p text:style-name="P24"><text:span text:style-name="T7"><text:tab/><text:tab/><text:tab/>Верблюд из Африки приехал на коньках..</text:span>.</text:p>
      <text:p text:style-name="P24">Так что моё присутствие в «Орионе» оправдывалось лишь парой старых номеров, зато выезжавший с нами для присмотра прапорщик не мог заложить замполиту, что я выезжаю с ансамблем просто так.</text:p>
      <text:p text:style-name="P24">На фиктивную должность звукооператора обычно примазывались не меньше двух чмошников.</text:p>
      <text:p text:style-name="P24">Но танцы — дело сезонное. Танцы для новогодних вечеров, а летом, вернее в начале осени, нас позвали только один раз. Вечер танцев на хлебозаводе.</text:p>
      <text:p text:style-name="P24">Тот ли это самый, где мы брали подаяние с конвейера, не могу знать. На этот раз я увидал лишь обнесённый крытыми боксами двор да трёхэтажное здание заводоуправления. <text:s/>В нём-то и гудели танцы на втором этаже.</text:p>
      <text:p text:style-name="P24">Разумеется, я много танцевал и так покорил одну из своих партнёрш, что она не кобенясь вышла со мной из зала.</text:p>
      <text:p text:style-name="P24">По тёмной лестничной клетке мы поднялись на третий этаж, но там перед запертой дверью в коридор распивали вино эти чмошные звукооператоры.</text:p>
      <text:p text:style-name="P24">На первом этаже картина почти повторилась, только тут уже <text:s/>её сотрудницы дымили сигаретами.</text:p>
      <text:p text:style-name="P24">Я повлёк её на выход; она покорно вышла во двор.</text:p>
      <text:p text:style-name="P24">Бляяядь! <text:span text:style-name="T18">Голая заасфальтированная площадка залита светом дуговой лампы. Ни одного закоулка. Единственное затенённое место — антрацитно чёрная полоска тени от столба, что держит лампу </text:span><text:soft-page-break/><text:span text:style-name="T18">посреди двора.</text:span></text:p>
      <text:p text:style-name="P25">Я сам себе показался щенком Тузиком, который спёр резиновую грелку, но не может найти место где её подрать.</text:p>
      <text:p text:style-name="P25">Пришлось давать обратный ход.</text:p>
      <text:p text:style-name="P25"/>
      <text:p text:style-name="P25">Должно быть я её разочаровал своей непредприимчивостью и тем, что так не по-солдатски спасовал перед неприхотливым минимализмом обстановки.</text:p>
      <text:p text:style-name="P25">Она не появилась на свидании назначенном <text:s/>в парке на следующий вечер.</text:p>
      <text:p text:style-name="P25">Я покружил по тёмным аллеям, немного постоял у ярко освещённой танцплощадки, за оградой которой отдыхала ставропольская молодёжь, хотя выходить на свет опасно — я не в парадке.</text:p>
      <text:p text:style-name="P25"><text:s/>Нет её и вряд ли будет. Пора заворачивать оглобли.</text:p>
      <text:p text:style-name="P25">- Солдат, спички найдутся?</text:p>
      <text:p text:style-name="P25">Патлатый парень с сумкой на широком ремне через плечо.</text:p>
      <text:p text:style-name="P25">Я достал спички из кармана хэбэ, он взял их и расстегнул зиппер на сумке. Сверху, кроме пачки сигарет лежал коробок спичек.</text:p>
      <text:p text:style-name="P25">- Ой, я такой забывчивый. Закуришь?</text:p>
      <text:p text:style-name="P25">Он протянул мне пачку, приоткрыв крышечку на фильтрах. Я вытащил одну.</text:p>
      <text:p text:style-name="P25">- Ах, здесь такой шум, даже голова разболелась. Может отойдём?- Он правой рукой взворошил ширококудрую стрижку тёмных волос.</text:p>
      <text:p text:style-name="P25">...я не понял... он это, типа, меня снимает?..</text:p>
      <text:p text:style-name="P25">Невысокий аккуратненький парень, чуть патлатый, сумка под локтем.</text:p>
      <text:p text:style-name="P25">- Можно.</text:p>
      <text:p text:style-name="P25">Мы отходим в сопровождении взглядов обычной возле танцплощадок части публики, что не заходят внутрь.</text:p>
      <text:p text:style-name="P26">Медленно шагая, мы идём никуда. Он всё говорит, говорит. Такие женственные интонации.</text:p>
      <text:p text:style-name="P26">Он рассказывает мне анекдот из жизни голубых. В Москве поймали и в ментовке бьют, а он кричит: «ну, капитан, я же хотел только в ротик, а не в зубы!»</text:p>
      <text:p text:style-name="P26">Игра слов, но не смешно, хотя понятно. И с ним всё понятно. Интересно, дальше что.</text:p>
      <text:p text:style-name="P26">- Хочешь вина?</text:p>
      <text:p text:style-name="P26">- Можно.</text:p>
      <text:p text:style-name="P26">Мы заходим в ближайший гастроном от парка. Он покупает бутылку вина, советуется со мной — подойдёт? Первый раз такое вижу — «Горный цветок».</text:p>
      <text:p text:style-name="P26">Здесь светло и все тоже молча пялятся.</text:p>
      <text:p text:style-name="P26">Он радостно выбивает в кассе чек, засовывает бутылку в сумочку. </text:p>
      <text:p text:style-name="P26">Мы возвращаемся в парк, в верхнюю его часть, где нет скамеек и фонарей. Стоя в темноте у шеренги подстриженных кустов, мы распиваем вино, не до конца.</text:p>
      <text:p text:style-name="P26">Он опускается вплотную передо мной на колени и расстёгивает пуговицы в ширинке моего хэбэ.</text:p>
      <text:p text:style-name="P26">Вобщем-то, возбуждает. Потом становится тепло и мокро.</text:p>
      <text:p text:style-name="P26">Его голова, едва виднеясь в темноте, качает вперёд-назад. Я передвигаю бляху ремня за спину, чтоб лбом не стукнулся.</text:p>
      <text:p text:style-name="P26">Он меняет ритм, меняет темп. Передохнул. Начинает снова. Как-то это... монотонно. Долго мне ещё так стоять? Чмо-ок. Опять тайм-аут?</text:p>
      <text:p text:style-name="P26">- Негодяй! Ты был с блядью, поэтому не можешь кончить! Негодяй!</text:p>
      <text:p text:style-name="P26">- Да не был я ни с кем.</text:p>
      <text:p text:style-name="P26">Я застёгиваюсь, а он <text:span text:style-name="T19">жалобно сетует, что у меня такой подходящий — ровно тринадцать — но ничего не вышло.</text:span></text:p>
      <text:p text:style-name="P27">Его оценка на глаз не совпадает с замерами во время того обеденного перерыва в КПВРЗ, но я не в обиде — он так старался, а я его подвёл. И за вино он платил.</text:p>
      <text:p text:style-name="P27">- Тут ещё осталось — будешь?</text:p>
      <text:p text:style-name="P27"><text:soft-page-break/>- Ах, нет.</text:p>
      <text:p text:style-name="P27">Я допиваю дохленький горный цветок под его повесть, что он тут проездом из Нальчика, где какой-то очень важный директор очень важного предприятия сделал его таким, когда он ещё был совсем мальчиком.</text:p>
      <text:p text:style-name="P27">Потом он меня обнимает, но не целует — ведь я наказан, я был с блядью, негодяй — и уходит сентиментально манящей походкой в сторону уличных фонарей за деревьями парка.</text:p>
      <text:p text:style-name="P27">Мальчик из города Нальчик. Судя по анекдоту, жизнь у них не сахар. Таись и прячься, пока не поймают.</text:p>
      <text:p text:style-name="P27">Ну, чё? Пора домой двигать?</text:p>
      <text:p text:style-name="P27"/>
      <text:p text:style-name="P27">Пришло письмо от Ольги, что она получила письмо от моего сослуживца.</text:p>
      <text:p text:style-name="P27">Он анонимно сообщал ей о моих амурных самовольных хождениях в разные стороны от дислокации воинской части 41769, она же одиннадцатый ВСО.</text:p>
      <text:p text:style-name="P27">Меня до глубины души возмутила наглость грязных инсинуаций. Ведь ни в Дёмино, ни на хлебозаводе ничего не получилось! А тот голубой вообще не в счёт. Я ведь даже и не кончил.</text:p>
      <text:p text:style-name="P27">Поэтому в ответном письме я открыто и чес<text:span text:style-name="T20">т</text:span>но <text:span text:style-name="T20">заявил, что ничего такого, что он там наподразумевал, <text:s/>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.</text:span></text:p>
      <text:p text:style-name="P28">В своём ответе она сообщила, что письмо с вымыслами о моём, якобы неустойчивом, поведении повергло её в состояние аффекта, пребывая в котором она разодрала его на мелкие клочья.</text:p>
      <text:p text:style-name="P28"/>
      <text:p text:style-name="P28">И тут я снова упираюсь в трансцендентальность.</text:p>
      <text:p text:style-name="P28">Зачем? Какой в этом прок анонимщику?</text:p>
      <text:p text:style-name="P28">А если Ольга просто так брала меня на пушку, то всё равно — зачем?</text:p>
      <text:p text:style-name="P28">Как всё-таки ограничены возможности человеческого разума. Во всяком случае — моего.</text:p>
      <text:p text:style-name="P28"/>
      <text:p text:style-name="P29">Ваня ушёл на вечернюю проверку — сегодня моя ночная смена.</text:p>
      <text:p text:style-name="P29">Пришёл Серый и привёл «молодого» водителя из симферопольских. Оба на поддаче; понятно, у «молодого» деньги есть, то-то он с ним и кентуется.</text:p>
      <text:p text:style-name="P29">И тут Серый повёл какой-то непонятный базар, типа, на меня у ребят обиды. Я не понял. Какие ребята? Что за обиды?</text:p>
      <text:p text:style-name="P29">Ща, паймёшь, ну, пашли. И входную дверь на крючок.</text:p>
      <text:p text:style-name="P29">Зашли мы втроём в мастерскую и Серый враз слинял. Я не понял.</text:p>
      <text:p text:style-name="P29">Этот верзила «молодой» стоит, в глаза мне не смотрит:</text:p>
      <text:p text:style-name="P29">- Ты чё ребят закладываешь?</text:p>
      <text:p text:style-name="P29">И кулаком в лицо. Я плечо подставил, за дверь выскочил — тот следом. </text:p>
      <text:p text:style-name="P29">А за печью лом стоит. Я за лом схватился, кричу:</text:p>
      <text:p text:style-name="P29">- Серый! Кого я, блядь, закладывал?</text:p>
      <text:p text:style-name="P29">А Серый тут же в проходе стоял; увидел, что я с ломом и мне серию по корпусу. Я лом уронил.</text:p>
      <text:p text:style-name="P29">Да и хватался-то скорее инстинктивно, для острастки.</text:p>
      <text:p text:style-name="P29">А тут под окном железная ставня сдвинулась и вползает Саша Хворостюк из нашего призыва; в сапогах, трусах и с полотенцем на шее, хотел, видно, душ принять в насосной.</text:p>
      <text:p text:style-name="P29">Серый на него полканá спустил:</text:p>
      <text:p text:style-name="P29">- Пошёл на хуй отсюда!</text:p>
      <text:p text:style-name="P30">Тот задним уполз, Серый опять ко мне, а у меня вся грудь в крови — куртка была нараспашку и он, когда ударил, родинку сорвал.</text:p>
      <text:p text:style-name="P30">Ну, он не слишком пьяный был, видит — кровищи до хуя и хуй его знает чё там в мастерской было; в дисбат загреметь неохота; ещё чего-то попиздел «смотри!», «ребята!», и ушли они.</text:p>
      <text:p text:style-name="P30"><text:soft-page-break/>Так я и не понял что за хуйня. Потом его увидел спросил, он толком ничего не сказал, опять «смотри, если чё». Короче, пахана из себя строил.</text:p>
      <text:p text:style-name="P30"/>
      <text:p text:style-name="P30">С того случая у меня на дежурствах занятие появилось. </text:p>
      <text:p text:style-name="P30">Мотор воет, котёл шипит, а я, на круглый стол опёршись, всё одну думу думаю. Часами думаю. Как мне Серого грохнуть.</text:p>
      <text:p text:style-name="P30">Грохнуть, конечно, не проблема — всё тем же ломом, а что потом?</text:p>
      <text:p text:style-name="P30">Надо так грохнуть, чтоб самому не загреметь — но как?</text:p>
      <text:p text:style-name="P30">Яму в поле выкопать и то нечем — в мастерской только молоток с зубилом. У кого-то попросить — так потом всплывёт.</text:p>
      <text:p text:style-name="P30">Или, допустим, в насосной; в ту яму, что постоянно водой заполнена. Она глубокая, груз привязать и — туда. Но вдруг вода завоняется, когда труп начнёт разлагаться.</text:p>
      <text:p text:style-name="P30">Самое правильное — в топку котла, там от форсунки пламя на два метра, <text:span text:style-name="T21">испепелит бесследно.</text:span></text:p>
      <text:p text:style-name="P31">Вот только Ваня придёт меня сменять, а тут жареным пахнет, попробуй объясни.</text:p>
      <text:p text:style-name="P31">Проблема явно не имела решения и я неделю за неделей ходил по замкнутому кругу, пока дежурный повар не скажет, что можно выключать котёл.</text:p>
      <text:p text:style-name="P31">Кто знает, может я и справился бы с этой квадратурой круга, но тут туляки ушли на дембель и в часть пригнали новых «молодых» из Узбекистана и Ставропольского края и майор Аветисян вышиб меня из кочегарки, взяв на замену кого-то из пятигорских.</text:p>
      <text:p text:style-name="P31">Пока, Ваня! И ты, круглый стол, наперсник безмолвный бесплодных раздумий...</text:p>
      <text:p text:style-name="P31"/>
      <text:p text:style-name="P31">Да, я стал «дедом» и по настоящему прочувствовал это, когда зашёл в сортир и увидел бурынского Васю, с которым нас шугали в отделении Простомолóтова.</text:p>
      <text:p text:style-name="P31">Он сидел на корточках над очком и в руках держал распахнутую перед носом газету.</text:p>
      <text:p text:style-name="P31">Я охуел! Картина Репина — сидит такой вальяжный, избу-читальню тут устроил. На шее ремень с бляхой, типа, кашне, и он, как деловой, новости дня просматривает.</text:p>
      <text:p text:style-name="P31">И тут он меня, сука, в конец добил.</text:p>
      <text:p text:style-name="P31">Чуть-чуть так приподнялся, кивнул степенно и говорит:</text:p>
      <text:p text:style-name="P31">- Добрый вечер.</text:p>
      <text:p text:style-name="P31">Распроебут твою, блядь, каркалыгу! Ну, Вася! Где он слова такие, блядь, находит?</text:p>
      <text:p text:style-name="P31"/>
      <text:p text:style-name="P31">Период моей «дедовщины» проплывал довольно сумбурно. </text:p>
      <text:p text:style-name="P31">Я уже не принадлежал к шатии чмошников, но переводить меня из четвёртой роты ещё куда-то всего на полгода поленились.</text:p>
      <text:p text:style-name="P31">Вот мне и пришлось трудиться то здесь, то там. <text:span text:style-name="T22">Больше всего на РБУ.</text:span></text:p>
      <text:p text:style-name="P32">РБУ — это не реактивно-бомбовая установка, а растворо-бетонный узел.</text:p>
      <text:p text:style-name="P32">Хотя, конечно, «дед» не перетрудится; могу покидать песок лопатой, а могу и не кидать.</text:p>
      <text:p text:style-name="P32">Здесь отделением командовал Михаил Хмельницкий из нашего призыва. Забурел, в сержантских лычках.</text:p>
      <text:p text:style-name="P32">На кирпичный завод меня тоже отряжали, там «молодых» не было, сам укладывал кирпич-сырец в кольцевой печи для обжига.</text:p>
      <text:p text:style-name="P32">Кольцевая печь внутри как арочный тоннель и работает беспрерывно.</text:p>
      <text:p text:style-name="P32">Тут тебе через проём в стене транспортёром кирпич-сырец гонят — только успевай укладывать, а на другом конце диаметра из форсунок в арочных стенах пламя бушует для обжига кирпича.</text:p>
      <text:p text:style-name="P32">Жар, конечно, и сюда доходит — работаешь в одном хэбэ.</text:p>
      <text:p text:style-name="P32">Ещё жарчее свежеобожжённый кирпич на те же ленты транспортёра выгружать — он и через рукавицы руки печёт, а от арочных стен таким жаром пышет, что до нательной рубахи разденешься. <text:s/></text:p>
      <text:p text:style-name="P32">А следующая смена на этом месте опять сырец уложит, и так без конца — закольцованный цикл.</text:p>
      <text:p text:style-name="P33"><text:soft-page-break/>Или в какой-то городок возили, Светлоград, кажется, грузил продукцию на тамошнем заводе керамической плитки.</text:p>
      <text:p text:style-name="P33">Ну, и в казарме стал больше времени проводить.</text:p>
      <text:p text:style-name="P33">«Молодые» при нештатных ситуациях ко мне за советом обращались.</text:p>
      <text:p text:style-name="P33">Например, такси остановилось за забором, а в нём сержант из нашей роты — в отрýбе.</text:p>
      <text:p text:style-name="P33">Я перелез, гляжу он на заднем сиденьи валяется голый до пояса. Таксист говорит ничего не надо, только машину освободи. А сержант как боров, насилу через забор вдвоём перекинули.</text:p>
      <text:p text:style-name="P33">Ну, потом в сушилку его — это комната без окон рядом с каптёркой, где после рабочего дня бушлаты сушат над тэнами, там и дрых.</text:p>
      <text:p text:style-name="P33"/>
      <text:p text:style-name="P33">Узбеки один раз из полученной своей посылки угостили. <text:s/>Сушёная дыня косичкой заплетена. Сладкая. Вспомнилась та посылка, что родители мне прислали — четыре банки сгущёнки, я её в клуб отнёс.</text:p>
      <text:p text:style-name="P33">А узбеки сами подошли и угостили — я и не знал, что у них посылка. Наверное, потому, что хоть я и «дед», а в столовой ихние пайки масла с сахаром не обжимаю.</text:p>
      <text:p text:style-name="P33"/>
      <text:p text:style-name="P34">Командир роты, капитан Черных, куда-то перевёлся из стройбата, или у него штрафной срок кончился. Вместо него старлей исполняющим стал. Ребята бухтеть начали: почему в отдельной роте, или, вон, в третьей телевизор смотрят, а у нас второй год не работает?</text:p>
      <text:p text:style-name="P34">Так комбат нам собрание устроил в ленинской комнате.</text:p>
      <text:p text:style-name="P34">На стол уселся, типа, князь, брюки чуть не до колен вздёрнулись, а из-под них носки с туфлями и волосы седые.</text:p>
      <text:p text:style-name="P34">А мы перед ним на принесённых из казармы табуретах, ждём чего умного скажет.</text:p>
      <text:p text:style-name="P34">У художника Гойи целая серия таких картинок есть.</text:p>
      <text:p text:style-name="P34">- Вы что, блядь, забастовку устраивать? А? Как в Италии? Так хуй вы угадали! У них там — макароны! Бывает одна длинная макарона, а другая — нет. Потому что пополам обломана.</text:p>
      <text:p text:style-name="P34">И сидит, через очки вокруг зырит. Довольный, как филин. Переваривает чего это он сейчас тут выдал.</text:p>
      <text:p text:style-name="P34">А мы напротив сидим и преданно на него смотрим. Отцы-командиры. Ну, блядь, и армия!..</text:p>
      <text:p text:style-name="P34">- Вам дана высшая, блядь, материя — мозг! Серое вещество!</text:p>
      <text:p text:style-name="P34">Ага, это он там у себя уже в следующую извилину забурился. Ни хуя себе — армия!..</text:p>
      <text:p text:style-name="P34"/>
      <text:p text:style-name="P34">На утреннем разводе начштаба объявил, что вчера в городе он видел кого-то из солдат отряда в самоволке. Он даже и погнался, но тот убежал. Но возмездия не миновать; сейчас он, начштаба, пройдёт вдоль строя личного состава и обнаружит самовольщика.</text:p>
      <text:p text:style-name="P34">И он пошёл внимательно вглядываясь в лица первой роты, второй роты, третьей роты, четвёрто<text:span text:style-name="T23">й</text:span> роты. Всё — дупель-пусто; дальше только проходная и ворота.</text:p>
      <text:p text:style-name="P35">Также медленно он вернулся вдоль строя к первой. Вот ведь долбоёб. Если ты за кем-то гонялся так он тебе и выйдет утром на развод, жди больше, глазки закрой — ротик открой. <text:s/>Тот где-то в сушилке кантуется. Или дневального подменил. Может вообще из тех бригад, что месяцами безвыездно в городе.</text:p>
      <text:p text:style-name="P35">Пошёл на третий заход. Первая рота, вторая рота, третья рота, четвёртая рота. За дурной головой и ногам покоя нет. Ну, блядь и ар..</text:p>
      <text:p text:style-name="P35">- Вот он!- боксёрский палец майора уставлен на меня.</text:p>
      <text:p text:style-name="P35">- Чё? Да если б за мной гонялся , ещё до развода б вывел!</text:p>
      <text:p text:style-name="P35">- На гауптвахту!</text:p>
      <text:p text:style-name="P35">Дежурный по части и два «черпака» в красных повязках подходят с требованием отдать им бляху и ведут меня к проходной. Я на ходу продолжаю доказывать, что он, сука, и сам знает, что это не я был, но меня запирают в глухой комнатушке «губы».</text:p>
      <text:p text:style-name="P35"><text:soft-page-break/>Через час или два дежурный по части отпер дверь и вернул мне ремень — я назначен на штрафные работы — посыпать песком шоссе до города поверх гололёда. <text:span text:style-name="T24">Грузовик с песком уже у ворот.</text:span></text:p>
      <text:p text:style-name="P35">Жмуря глаза от вьюжного ветра, я добросовестно бросаю лопатой песок через железный борт. Въехав в город, грузовик направляется за следующей порцией песка, <text:span text:style-name="T24">но мои с ним пути расходятся у первого же светофора.</text:span></text:p>
      <text:p text:style-name="P36">Потом я нашакалил на бутылку, или две и очнулся уже в сумерках, сидящим на скамье внизу Комсомольской Горки. </text:p>
      <text:p text:style-name="P36">Оказывается, вьюга уже утихла; из темноты наверху опускаются большие тихие снежинки и тают у меня на лице и на груди под распахнутым бушлатом.</text:p>
      <text:p text:style-name="P36">Прохожих прибавляется — конец рабочего дня служащих. Спешат домой, до меня им дела нет — солдатик тихо культурно отдыхает.</text:p>
      <text:p text:style-name="P36">- Эй! Замёрзнешь!- один всё же потряс мою коленку.</text:p>
      <text:p text:style-name="P36">- Пшёл, бля, на хуй!</text:p>
      <text:p text:style-name="P36">- Как ты смеешь?! Я — работник КГБ!</text:p>
      <text:p text:style-name="P36">- И твою КГБ — на хуй!</text:p>
      <text:p text:style-name="P36">- Я вот патруль позову!</text:p>
      <text:p text:style-name="P36">Потом я поднялся в набитый битком автобус, меня корёжило от холода и в плотной массе пассажиров открылся вдруг тоннель приведший к высвобожденному сиденью.</text:p>
      <text:p text:style-name="P36">Всё-таки любит наш народ защитников отечества.</text:p>
      <text:p text:style-name="P36"/>
      <text:p text:style-name="P36">На Новый год мы играли в кулинарном училище. Точнее, играли они, а я при «Орионе» был просто по инерции.</text:p>
      <text:p text:style-name="P36">В осенний призыв из Пятигорска пришёл Володя по кличке Длинный. Он был не только длинный, но и тощий, с тёмными кругами под глазами, как и положено сидящему на игле наркуше.</text:p>
      <text:p text:style-name="P36">Зато на электрогитаре он играл как соло-гитарист из Led Zeppelin на диске «Лестница в небо».</text:p>
      <text:p text:style-name="P36">Рудько его боготворил, я тоже преклонялся, но характер у него был паскудный.</text:p>
      <text:p text:style-name="P36">- Ну, чё ты так Длинный?</text:p>
      <text:p text:style-name="P36">- Я всегда самое своё гавно показываю, чтоб отцепились и в покое оставили.</text:p>
      <text:p text:style-name="P37">Смеялся он хорошо, но редко. Пацан пацаном, а на гитаре — бог.</text:p>
      <text:p text:style-name="P37">Конечно, ансамбль отряда «Лестницу в небо» не исполнял, но Длинный и в «Орионовский» репертуар делал такие вставки, что и Джимми Пейдж не постыдился б. </text:p>
      <text:p text:style-name="P37">Ему из Пятигорска его гитару <text:s text:c="2"/>с фузбустером знакомый чувак привёз. Он же и на барабанах стучал в новогодний сезон. До призыва Длинного в армию они там в одной группе были; потом гитару увёз, конечно. Не в клубе ж такие вещи держать.</text:p>
      <text:p text:style-name="P37">А пели на вечерах Юра Николаев — звезда крымских кабаков, и Саша Рудько — виртуоз <text:s/>Днепропетровской филармонии. Каждый в присущем ему стиле, под импровизы от Джимми Хендрикса и Пейджа, который тоже Джимми.</text:p>
      <text:p text:style-name="P37">В какой-то момент одна из будущих кулинарок подошла к Юре Николаеву и говорит:</text:p>
      <text:p text:style-name="P37">- Пгостите, пожалуйста, а вы гусские нагодные иггаете?</text:p>
      <text:p text:style-name="P37">Это она так картавила.</text:p>
      <text:p text:style-name="P37">А Юра знал, что Рудько подпал под влияние Длинного и как тот скажет, так и будет. Поэтому он направил девушку прямиком к Длинному, чтоб зря время не теряла.</text:p>
      <text:p text:style-name="P37">А у Длинного сушняк, сидит на стуле, ноги враскорячку, китель на спинке стула, галстук от парадки через плечо переброшен и упорно вдаль уставился — чего-то там за барханами высматривает.</text:p>
      <text:p text:style-name="P37">- Пгостите, пожалуйста, а вы гусские нагодные иггаете?</text:p>
      <text:p text:style-name="P38">Нечеловеческим усилием <text:s text:c="2"/>воин на стуле собрал свою волю в кулак, сосредоточился, навёл <text:soft-page-break/>резкость органов своей оптики и — различил, что к нему девушка обращается.</text:p>
      <text:p text:style-name="P38">- Гусскую? Нагодную? Это к товагищу Гудько.- и пальцем указал на Сашу Рудько, который задумчиво покручивал ручку громкости на усилителе бас-гитары.</text:p>
      <text:p text:style-name="P38">Девушке не в жилу, что её второй раз отсылают, но, видно, упорная попалась; дошла до Рудько и вопрос свой повторила.</text:p>
      <text:p text:style-name="P38">- Извините,- говорит Рудько и смотрит присущим ему страдальчески туманным голубым взором.- Мы гусские вообще не иггаем.</text:p>
      <text:p text:style-name="P38">Ещё и носом шмыгнул. Он бы и рад по другому, но не может — сам картавый. Но она-то об этом не знала!</text:p>
      <text:p text:style-name="P38">Вот и толкуй о врождённых комплексах — всё благоприобретается с опытом.</text:p>
      <text:p text:style-name="P38">Я на том вечере со ставропольской гречанкой целовался, Валя Папаяни. </text:p>
      <text:p text:style-name="P38">Только целовался. Она сказала, что она тут преподавательница и ей двадцать семь лет.</text:p>
      <text:p text:style-name="P38">Так на следующее утро на разводе комбат объявление сделал:</text:p>
      <text:p text:style-name="P38">- Вчера один из наших музыкантов шестидесятисемилетнюю проблядь под лестницей разложил!</text:p>
      <text:p text:style-name="P38">Вот маразматик — двадцать семь от шестидесяти семи не отличает. Это ему тот кусок дерьма — прапор из четвёртой роты заложил.</text:p>
      <text:p text:style-name="P38"/>
      <text:p text:style-name="P38">Дня через два опять где-то играли новогодний вечер, но там я уже не танцевал. Потому что там была такая дурь, что всем дурям — дурь.</text:p>
      <text:p text:style-name="P39">Мы раскумарились на лестнице, зашли в зал, ребята нежно так инструменты взяли, начали играть; а музыка тихая такая, как будто из-за горизонта и, что характерно — медленная. Голову опустишь к колонке, видно же — динамики дёргаются, а всё равно приглушённо как-то.</text:p>
      <text:p text:style-name="P39">Потом я пошёл по залу бродить. И люди там как будто каждый из листа фанеры выпилен, то есть плоский, всего в двух измерениях.</text:p>
      <text:p text:style-name="P39">Я хочу заглянуть что у них на обратной стороне плоскости, а не получается — кто-то уже следующий нарисовался и тоже двухмерный. А издалека и медленно так — музыка.</text:p>
      <text:p text:style-name="P39">Иногда повыше всех голов на паре стебельков шарики глазных яблок проплывают, как перископики — <text:s/>это те псевдо-звукооператоры по залу бродят. Во они тащатся! Такие смешные. И сами тоже смеются. <text:s/>Где они такую дурь достали?</text:p>
      <text:p text:style-name="P39">Домой нас привезли уже заполночь.</text:p>
      <text:p text:style-name="P39">Стоял скрипучий арктический мороз. Под светом колючих звёзд в небе мы перенесли аппаратуру на сцену пустого холодного кинозала. </text:p>
      <text:p text:style-name="P39">Никто ничего не говорил. Ни сил. Ни желания.</text:p>
      <text:p text:style-name="P39">Ибо всё есть пустота, полная пустота и пустота пустот.</text:p>
      <text:p text:style-name="P39"/>
      <text:p text:style-name="P39">Ах, да! Вместе с тем симферопольским призывом привезли ещё ребят из Молдавии и Москвы. Немного — человек по десять.</text:p>
      <text:p text:style-name="P39">У молдаван такие <text:span text:style-name="T26">чудн</text:span><text:span text:style-name="T25">ы́</text:span><text:span text:style-name="T26">е </text:span><text:span text:style-name="T27">фамилии — Рару, Шушу. Но имена, правда, обычные.</text:span></text:p>
      <text:p text:style-name="P40"><text:span text:style-name="T26">Вася Шушу получил извещение, что на городской почтамт ему пришла посылка до востребования. Он взял с собой Лёлика из Москвы, Владика из Симферополя и меня позвал.</text:span></text:p>
      <text:p text:style-name="P40"><text:span text:style-name="T26">Получили мы посылку, зашли в какую-то столовую на второй этаж.</text:span></text:p>
      <text:p text:style-name="P40"><text:span text:style-name="T26"><text:s/>Вася посылку открыл, а там — </text:span></text:p>
      <text:p text:style-name="P41"><text:span text:style-name="T26"><text:tab/><text:tab/><text:tab/>вино, молдавское вино — </text:span></text:p>
      <text:p text:style-name="P40"><text:span text:style-name="T28"><text:tab/><text:tab/><text:tab/>оно на радость нам дано..</text:span><text:span text:style-name="T26">.</text:span></text:p>
      <text:p text:style-name="P40"><text:span text:style-name="T26">Взяли какие-то макароны с чем-то. Вася по стаканам под столом разливает — прикончили, не знаю сколько литров.</text:span></text:p>
      <text:p text:style-name="P40"><text:span text:style-name="T26">Ну, чё — погнали?</text:span></text:p>
      <text:p text:style-name="P40"><text:span text:style-name="T26">Спустились на первый этаж и Лёлик там в урну помочился, пока Владик его, типа, загораживал для соблюдения приличий.</text:span></text:p>
      <text:p text:style-name="P40"><text:soft-page-break/><text:span text:style-name="T26">Этот Лёлик вообще отмороженный. </text:span></text:p>
      <text:p text:style-name="P40"><text:span text:style-name="T26">Я один раз на комбинат стройматериалов заходил, там длинный такой транспортёр высоко вверх уходит, под крышей; Лёликова работа — по лестнице вдоль этого транспортёра вверх-вниз ходить и ломом пробивать, если где забьётся.</text:span></text:p>
      <text:p text:style-name="P40"><text:span text:style-name="T26">Не помню зачем я туда заходил, но Лёлик как меня увидел — у него этот лом в руках затрепетал. До того ему захотелось меня грохнуть. Ни за что. Просто потому, что подвернулся.</text:span></text:p>
      <text:p text:style-name="P40"><text:span text:style-name="T26">Но, видно, у него тоже квадратура круга не решённая. Грохнуть — грохнешь, а труп куда?</text:span></text:p>
      <text:p text:style-name="P40"><text:span text:style-name="T26">Короче — обошлось.</text:span></text:p>
      <text:p text:style-name="P40"><text:span text:style-name="T26">Вышли мы из столовой, идём, беседуем.</text:span></text:p>
      <text:p text:style-name="P40"><text:span text:style-name="T26">Яркое солнце, белый снежок. Жизнь — прекрасна.</text:span></text:p>
      <text:p text:style-name="P40"><text:span text:style-name="T26">Тут Лёлик и Вася начинают выяснять чья отчизна лучше — Москва или Молдавия?</text:span></text:p>
      <text:p text:style-name="P40"><text:span text:style-name="T26">Так, слово по слову, стали друг друга за грудки хватать. Но Владик — молодец, зачем, говорит, на улице? Давай в какой-нибудь двор зайдём.</text:span></text:p>
      <text:p text:style-name="P40"><text:span text:style-name="T26">Зашли между каких-то двухэтажек. Владик тут уже как лондонский рефери поясняет: бляхами не драться, лежачего не бить.</text:span></text:p>
      <text:p text:style-name="P42"><text:span text:style-name="T26">Скинули они бушлаты, шапки и ремни и — пошла молодецкая забава.</text:span></text:p>
      <text:p text:style-name="P42"><text:span text:style-name="T26">Оба за метр восемьдесят, кулаки — как гири. Один другого ахнет — по двору эхо отдаётся. Эх, окропим снежок красненьким!</text:span></text:p>
      <text:p text:style-name="P42"><text:span text:style-name="T26">Вася Лёлику бровь разбил, кровь брызнула; Лёлик на одно колено упал. Вася к бельевым верёвкам отошёл и не добивает — богатыри по правилам бьются.</text:span></text:p>
      <text:p text:style-name="P42"><text:span text:style-name="T26">Тут по крылечку какой-то мужик в тельняшке сбежал, говорит, кто-то из двухэтажки в милицию позвонил.</text:span></text:p>
      <text:p text:style-name="P42"><text:span text:style-name="T26">Короче, матч откладывается. Оделись служивые, Лёлик снегом умылся и покинули мы ристалище.</text:span></text:p>
      <text:p text:style-name="P42"><text:span text:style-name="T26">Но бойцовский задор никак не уляжется.</text:span></text:p>
      <text:p text:style-name="P42"><text:span text:style-name="T26">Разделились мы на пары. Впереди иду я с Лёликом и его убеждаю, что Москва — столица нашей Родины, лучший город Земли; а метрах в десяти сзади Владик с Васей <text:s text:c="2"/>Фет-Фрумоса обсуждают.</text:span></text:p>
      <text:p text:style-name="P42"><text:span text:style-name="T26">Мирно так себе идём, не спеша.</text:span></text:p>
      <text:p text:style-name="P42"><text:span text:style-name="T26">И тут справа «волжанка» тормознула и из неё два мента в шинелях — прыг на тротуар. Обложили.</text:span></text:p>
      <text:p text:style-name="P42"><text:span text:style-name="T26">Мы с Лёликом бляхи расстегнули, захлестнули на кулак и машем — <text:s/>не подходи, мол!</text:span></text:p>
      <text:p text:style-name="P42"><text:span text:style-name="T26">Тот, что слева пушку выхватил. Такая маленькая чёрная дырочка, а вокруг неё кружочек солнца, смотрит мне прямо в лицо.</text:span></text:p>
      <text:p text:style-name="P42"><text:span text:style-name="T26">А тут и вторая пара собеседников подходит. До того увлеклись, что по сторонам не смотрели. А тут <text:s/>- опаньки! <text:s/>— <text:s/>резкая смена декораций: два солдата с бляхами против двух ментов с пистолетом.</text:span></text:p>
      <text:p text:style-name="P42"><text:span text:style-name="T26">У Владика от переизбытка чувств и ассоциаций ноги подкосились и он лишь в последний момент успел спиной на забор опереться.</text:span></text:p>
      <text:p text:style-name="P43"><text:span text:style-name="T26">Честь и хвала тебе, земля Молдавии, взрастившая воина подобного Василию Шушу! Как истинный боец, преисполненный духом товарищества и боевого братства, обхватил он могучим объятием ближайшего к нему мента, который без пушки, и крикнул:</text:span></text:p>
      <text:p text:style-name="P43"><text:span text:style-name="T26">- Беги!</text:span></text:p>
      <text:p text:style-name="P43"><text:span text:style-name="T26">Повторять не пришлось.</text:span></text:p>
      <text:p text:style-name="P43"><text:span text:style-name="T26">О, боги! Как я боялся! Как бежал!</text:span></text:p>
      <text:p text:style-name="P43"><text:span text:style-name="T26">Вокруг меня и подо мной мелькали заборы, деревья, переулки, холмы, буераки, крепостные валы и горные кряжи...</text:span></text:p>
      <text:p text:style-name="P43"><text:span text:style-name="T26">В себя я пришёл в каком-то сарае с широкими продольными щелями в стенах из горизонтально прибитых досок и долго приводил в порядок своё дыхание.</text:span></text:p>
      <text:p text:style-name="P43"><text:soft-page-break/><text:span text:style-name="T26">Вечером в казарму пришёл только Лёлик. Ему надо было застирать куртку от крови из разбитой брови. Я отвёл его в кочегарку.</text:span></text:p>
      <text:p text:style-name="P43"><text:span text:style-name="T26">Там оказались свои новости. Обмуровка одной из печей потрескалась, как видно от перегрева котла. Во время аварии из трещин валил дым с чёрной сажей и сажа осела на печах и потолке в обоих залах.</text:span></text:p>
      <text:p text:style-name="P43"><text:span text:style-name="T26">Накрылся мой косметический ремонт.</text:span></text:p>
      <text:p text:style-name="P43"><text:span text:style-name="T26">Позлорадствовал ли я? </text:span></text:p>
      <text:p text:style-name="P43"><text:span text:style-name="T26">Если да, то не очень — мне уже всё было пó ху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03T12:13:42.746533401</dc:date>
    <dc:creator>sehrguey </dc:creator>
    <meta:editing-duration>PT4H5M33S</meta:editing-duration>
    <meta:editing-cycles>35</meta:editing-cycles>
    <meta:generator>LibreOffice/4.3.3.2$Linux_x86 LibreOffice_project/430m0$Build-2</meta:generator>
    <meta:document-statistic meta:table-count="0" meta:image-count="0" meta:object-count="0" meta:page-count="16" meta:paragraph-count="429" meta:word-count="7000" meta:character-count="43776" meta:non-whitespace-character-count="36928"/>
  </office:meta>
</office:document-meta>
</file>